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DejaVu Sans" officeooo:rsid="001b72c9" officeooo:paragraph-rsid="001b72c9"/>
    </style:style>
    <style:style style:name="P2" style:family="paragraph" style:parent-style-name="Standard">
      <style:text-properties fo:color="#000000" loext:opacity="100%" style:font-name="DejaVu Sans" fo:font-size="18pt" fo:font-weight="bold" officeooo:rsid="001b72c9" officeooo:paragraph-rsid="001b72c9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loext:opacity="100%" style:font-name="DejaVu Sans" fo:font-size="18pt" fo:font-weight="bold" officeooo:rsid="001ce0f7" officeooo:paragraph-rsid="001ce0f7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loext:opacity="100%" style:font-name="DejaVu Sans" fo:font-size="18pt" fo:font-weight="bold" officeooo:rsid="001ce0f7" officeooo:paragraph-rsid="001e3e0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loext:opacity="100%" style:font-name="DejaVu Sans" fo:font-size="16pt" fo:font-weight="normal" officeooo:rsid="001b72c9" officeooo:paragraph-rsid="001b72c9" style:font-size-asian="14pt" style:font-weight-asian="normal" style:font-size-complex="16pt" style:font-weight-complex="normal"/>
    </style:style>
    <style:style style:name="P6" style:family="paragraph" style:parent-style-name="Standard">
      <style:text-properties fo:color="#000000" loext:opacity="100%" style:font-name="DejaVu Sans" fo:font-size="16pt" fo:font-weight="normal" officeooo:rsid="001b72c9" officeooo:paragraph-rsid="001e3e0f" style:font-size-asian="14pt" style:font-weight-asian="normal" style:font-size-complex="16pt" style:font-weight-complex="normal"/>
    </style:style>
    <style:style style:name="P7" style:family="paragraph" style:parent-style-name="Standard">
      <style:text-properties fo:color="#000000" loext:opacity="100%" style:font-name="DejaVu Sans" fo:font-size="16pt" fo:font-weight="normal" officeooo:rsid="001e3e0f" officeooo:paragraph-rsid="001e3e0f" style:font-size-asian="14pt" style:font-weight-asian="normal" style:font-size-complex="16pt" style:font-weight-complex="normal"/>
    </style:style>
    <style:style style:name="T1" style:family="text">
      <style:text-properties officeooo:rsid="001ce0f7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b72c9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e3e0f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ntracte de compraventa</text:p>
      <text:p text:style-name="P1"/>
      <text:p text:style-name="P5"><text:tab/>De part del senyor Joan Pere Antoni Miquel, amb el DNI num: <text:tab/>1234566J<text:tab/><text:span text:style-name="T1">a</text:span>mb domicili Carrer Nou 63, com a part Venedora.</text:p>
      <text:p text:style-name="P5"/>
      <text:p text:style-name="P5"><text:tab/><text:span text:style-name="T1">De l’altre part, la sra. Juanita Antonia amb el DNI num: 87543233J, <text:tab/>amb el Carrer Miquelar 73, com a part compradora.</text:span></text:p>
      <text:p text:style-name="P5"/>
      <text:p text:style-name="P5"><text:tab/><text:span text:style-name="T1">Les dues parts actuen en el seu nom I reconeixen la capacitat legal <text:tab/>necesaria per contractar.</text:span></text:p>
      <text:p text:style-name="P5"/>
      <text:p text:style-name="P5"/>
      <text:p text:style-name="P3">Manifesten</text:p>
      <text:p text:style-name="P3"/>
      <text:p text:style-name="P4"><text:tab/><text:span text:style-name="T2">-El senyor Pere Antoni Miquel, es propietari del terreny <text:s/></text:span><text:span text:style-name="T3">Carrer Nou <text:tab/> 63.</text:span></text:p>
      <text:p text:style-name="P6"/>
      <text:p text:style-name="P4"><text:span text:style-name="T3"><text:tab/>-</text:span><text:span text:style-name="T4">L’habitatge esta lliure de carregues I arrendaments.</text:span></text:p>
      <text:p text:style-name="P7"/>
      <text:p text:style-name="P7"><text:tab/>-Les dues parts estan dacord en la compra (Juanita Antonia)</text:p>
      <text:p text:style-name="P7"><text:tab/> I la venta ( Joan Pere).</text:p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8:56:08.953073100</meta:creation-date>
    <dc:date>2023-11-29T09:39:52.020616908</dc:date>
    <meta:editing-duration>PT3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8" meta:character-count="582" meta:non-whitespace-character-count="479"/>
  </office:meta>
</office:document-meta>
</file>